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40000002224741BE69.png" manifest:media-type="image/png"/>
  <manifest:file-entry manifest:full-path="Pictures/10000201000002B70000011461D88A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aaee" officeooo:paragraph-rsid="0002aae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Bild1" text:anchor-type="paragraph" svg:x="0cm" svg:y="1.346cm" svg:width="17cm" svg:height="6.75cm" draw:z-index="0"><draw:image xlink:href="Pictures/10000201000002B70000011461D88AD4.png" xlink:type="simple" xlink:show="embed" xlink:actuate="onLoad"/></draw:frame><text:span text:style-name="T1">Resutlt Presentation:</text:span> </text:p>
      <text:p text:style-name="P1"/>
      <text:p text:style-name="P1"/>
      <text:p text:style-name="P1"><draw:frame draw:style-name="fr2" draw:name="Bild2" text:anchor-type="paragraph" svg:width="19.071cm" svg:height="7.747cm" draw:z-index="1"><draw:image xlink:href="Pictures/1000020100000540000002224741BE6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yas </meta:initial-creator>
    <meta:creation-date>2015-02-05T15:31:06.396974929</meta:creation-date>
    <dc:date>2015-02-05T15:46:08.366853720</dc:date>
    <dc:creator>matyas </dc:creator>
    <meta:editing-duration>PT15M2S</meta:editing-duration>
    <meta:editing-cycles>1</meta:editing-cycles>
    <meta:document-statistic meta:table-count="0" meta:image-count="2" meta:object-count="0" meta:page-count="1" meta:paragraph-count="1" meta:word-count="2" meta:character-count="22" meta:non-whitespace-character-count="20"/>
    <meta:generator>LibreOffice/4.3.3.2$Linux_X86_64 LibreOffice_project/430m0$Build-2</meta:generator>
  </office:meta>
</office:document-meta>
</file>